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" svg:font-family="Time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7.62mm" fo:margin-right="0mm" fo:text-indent="0mm" style:auto-text-indent="false"/>
    </style:style>
    <style:style style:name="P2" style:family="paragraph" style:parent-style-name="Standard">
      <style:paragraph-properties fo:margin-left="0mm" fo:margin-right="0mm" fo:text-indent="0mm" style:auto-text-indent="false"/>
    </style:style>
    <style:style style:name="P3" style:family="paragraph" style:parent-style-name="Heading_20_1">
      <style:text-properties fo:font-size="13pt" style:font-size-asian="13pt" style:font-size-complex="13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3"/>
    <style:style style:name="P13" style:family="paragraph" style:parent-style-name="Standard" style:list-style-name="L3"/>
    <style:style style:name="P14" style:family="paragraph" style:parent-style-name="Standard" style:list-style-name="L3"/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 style:list-style-name="L6"/>
    <style:style style:name="P24" style:family="paragraph" style:parent-style-name="Standard" style:list-style-name="L6"/>
    <style:style style:name="P25" style:family="paragraph" style:parent-style-name="Standard" style:list-style-name="L6"/>
    <style:style style:name="P26" style:family="paragraph" style:parent-style-name="Standard" style:list-style-name="L6"/>
    <style:style style:name="P27" style:family="paragraph" style:parent-style-name="Standard" style:list-style-name="L6"/>
    <style:style style:name="P28" style:family="paragraph" style:parent-style-name="Standard" style:list-style-name="L6"/>
    <style:style style:name="P29" style:family="paragraph" style:parent-style-name="Standard" style:list-style-name="L6"/>
    <style:style style:name="P30" style:family="paragraph" style:parent-style-name="Standard" style:list-style-name="L7"/>
    <style:style style:name="P31" style:family="paragraph" style:parent-style-name="Standard" style:list-style-name="L7"/>
    <style:style style:name="P32" style:family="paragraph" style:parent-style-name="Standard" style:list-style-name="L7"/>
    <style:style style:name="P33" style:family="paragraph" style:parent-style-name="Standard" style:list-style-name="L1">
      <style:paragraph-properties fo:margin-left="0mm" fo:margin-right="0mm" fo:text-indent="0mm" style:auto-text-indent="false"/>
    </style:style>
    <style:style style:name="P34" style:family="paragraph" style:parent-style-name="Standard" style:list-style-name="L1">
      <style:paragraph-properties fo:margin-left="0mm" fo:margin-right="0mm" fo:text-indent="0mm" style:auto-text-indent="false"/>
    </style:style>
    <style:style style:name="P35" style:family="paragraph" style:parent-style-name="Standard" style:list-style-name="L1">
      <style:paragraph-properties fo:margin-left="0mm" fo:margin-right="0mm" fo:text-indent="0mm" style:auto-text-indent="false"/>
    </style:style>
    <style:style style:name="P36" style:family="paragraph" style:parent-style-name="Standard" style:list-style-name="L3">
      <style:paragraph-properties fo:margin-left="0mm" fo:margin-right="0mm" fo:text-indent="0mm" style:auto-text-indent="false"/>
    </style:style>
    <style:style style:name="P37" style:family="paragraph" style:parent-style-name="Standard" style:list-style-name="L3">
      <style:paragraph-properties fo:margin-left="0mm" fo:margin-right="0mm" fo:text-indent="0mm" style:auto-text-indent="false"/>
    </style:style>
    <style:style style:name="P38" style:family="paragraph" style:parent-style-name="Standard" style:list-style-name="L3">
      <style:paragraph-properties fo:margin-left="0mm" fo:margin-right="0mm" fo:text-indent="0mm" style:auto-text-indent="false"/>
    </style:style>
    <style:style style:name="P39" style:family="paragraph" style:parent-style-name="Standard" style:list-style-name="L3">
      <style:paragraph-properties fo:margin-left="0mm" fo:margin-right="0mm" fo:text-indent="0mm" style:auto-text-indent="false"/>
    </style:style>
    <style:style style:name="P40" style:family="paragraph" style:parent-style-name="Standard" style:list-style-name="L5">
      <style:paragraph-properties fo:margin-left="0mm" fo:margin-right="0mm" fo:text-indent="0mm" style:auto-text-indent="false"/>
    </style:style>
    <style:style style:name="P41" style:family="paragraph" style:parent-style-name="Standard" style:list-style-name="L5">
      <style:paragraph-properties fo:margin-left="0mm" fo:margin-right="0mm" fo:text-indent="0mm" style:auto-text-indent="false"/>
    </style:style>
    <style:style style:name="P42" style:family="paragraph" style:parent-style-name="Standard" style:list-style-name="L5">
      <style:paragraph-properties fo:margin-left="0mm" fo:margin-right="0mm" fo:text-indent="0mm" style:auto-text-indent="false"/>
    </style:style>
    <style:style style:name="P43" style:family="paragraph" style:parent-style-name="Standard" style:list-style-name="L5">
      <style:paragraph-properties fo:margin-left="0mm" fo:margin-right="0mm" fo:text-indent="0mm" style:auto-text-indent="false"/>
    </style:style>
    <style:style style:name="P44" style:family="paragraph" style:parent-style-name="Standard" style:list-style-name="L5">
      <style:paragraph-properties fo:margin-left="0mm" fo:margin-right="0mm" fo:text-indent="0mm" style:auto-text-indent="false"/>
    </style:style>
    <style:style style:name="P45" style:family="paragraph" style:parent-style-name="Standard" style:list-style-name="L5">
      <style:paragraph-properties fo:margin-left="0mm" fo:margin-right="0mm" fo:text-indent="0mm" style:auto-text-indent="false"/>
    </style:style>
    <style:style style:name="P46" style:family="paragraph" style:parent-style-name="Standard" style:list-style-name="L1">
      <style:paragraph-properties fo:margin-left="7.62mm" fo:margin-right="0mm" fo:text-indent="0mm" style:auto-text-indent="false"/>
    </style:style>
    <style:style style:name="P47" style:family="paragraph" style:parent-style-name="Standard" style:list-style-name="L1">
      <style:paragraph-properties fo:margin-left="7.62mm" fo:margin-right="0mm" fo:text-indent="0mm" style:auto-text-indent="false"/>
    </style:style>
    <style:style style:name="P48" style:family="paragraph" style:parent-style-name="Standard" style:list-style-name="L4">
      <style:paragraph-properties fo:margin-left="7.62mm" fo:margin-right="0mm" fo:text-indent="0mm" style:auto-text-indent="false"/>
    </style:style>
    <style:style style:name="P49" style:family="paragraph" style:parent-style-name="Standard" style:list-style-name="L4">
      <style:paragraph-properties fo:margin-left="7.62mm" fo:margin-right="0mm" fo:text-indent="0mm" style:auto-text-indent="false"/>
    </style:style>
    <style:style style:name="P50" style:family="paragraph" style:parent-style-name="Standard" style:list-style-name="L4">
      <style:paragraph-properties fo:margin-left="7.62mm" fo:margin-right="0mm" fo:text-indent="0mm" style:auto-text-indent="false"/>
    </style:style>
    <text:list-style style:name="L1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4.71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9.42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4.13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8.8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3.5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8.26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2.97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7.6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2.39mm" text:min-label-width="6.35mm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min-label-width="6.35mm"/>
      </text:list-level-style-number>
      <text:list-level-style-number text:level="2" text:style-name="Numbering_20_Symbols" style:num-prefix=" " style:num-suffix="." style:num-format="1" text:display-levels="2">
        <style:list-level-properties text:space-before="6.35mm" text:min-label-width="6.35mm"/>
      </text:list-level-style-number>
      <text:list-level-style-number text:level="3" text:style-name="Numbering_20_Symbols" style:num-prefix=" " style:num-suffix=")" style:num-format="a">
        <style:list-level-properties text:space-before="12.7mm" text:min-label-width="6.35mm"/>
      </text:list-level-style-number>
      <text:list-level-style-bullet text:level="4" text:style-name="Bullet_20_Symbols" style:num-prefix=" " style:num-suffix=" " text:bullet-char="•">
        <style:list-level-properties text:space-before="19.05mm" text:min-label-width="6.35m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25.4mm" text:min-label-width="6.35m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1.75mm" text:min-label-width="6.35m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38.1mm" text:min-label-width="6.35m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44.45mm" text:min-label-width="6.35m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0.8mm" text:min-label-width="6.35m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57.15mm" text:min-label-width="6.35m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6.35m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6.35mm" text:min-label-width="6.35m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2.7mm" text:min-label-width="6.35m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9.05mm" text:min-label-width="6.35m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5.4mm" text:min-label-width="6.35m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1.75mm" text:min-label-width="6.35m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8.1mm" text:min-label-width="6.35m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4.45mm" text:min-label-width="6.35m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0.8mm" text:min-label-width="6.35m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7.15mm" text:min-label-width="6.35m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Display/Rendering</text:h>
      <text:p text:style-name="P1">o Display mit OpenGL/SDL</text:p>
      <text:p text:style-name="P1">o Fenstergröße änderbar</text:p>
      <text:p text:style-name="P1">o Fullscreen Modus</text:p>
      <text:p text:style-name="P1">o Problem: Rendering schnell genug?</text:p>
      <text:list text:style-name="L1">
        <text:list-item>
          <text:list>
            <text:list-header>
              <text:p text:style-name="P33">o glDrawArrays/glDrawElements <text:s/>&amp; Co.</text:p>
              <text:p text:style-name="P33">o Alle Partikeltexturen in 1 große Textur vereinen</text:p>
            </text:list-header>
          </text:list>
        </text:list-item>
      </text:list>
      <text:p text:style-name="P2"/>
      <text:p text:style-name="P1">o Render-Modi: Grid/Partikel anzeigen an/aus separat; </text:p>
      <text:p text:style-name="P1">o Render-Modi: Grid- Partikel-Farbe anzeigen an/aus; (?)</text:p>
      <text:h text:style-name="Heading_20_1" text:outline-level="1" text:is-list-header="true">UI</text:h>
      <text:p text:style-name="P1">o Aufteilung in Workspace und GUI</text:p>
      <text:p text:style-name="P2"/>
      <text:p text:style-name="P1">o Keyboard Shortcuts</text:p>
      <text:p text:style-name="P1">o Statuszeile</text:p>
      <text:p text:style-name="P1">o Menüs: Flex Seitenmenüs, verschiebbar, optional Auto-Ausblenden</text:p>
      <text:h text:style-name="Heading_20_1" text:outline-level="1">Editing</text:h>
      <text:p text:style-name="P1">o Tool: Partikel hinzufügen/löschen. </text:p>
      <text:p text:style-name="P1">o Tool: Particle Drag (Part. mit-ziehen)</text:p>
      <text:p text:style-name="P1"/>
      <text:p text:style-name="P1">o Tool: Zoom (Mausrad?)</text:p>
      <text:p text:style-name="P1">o Tool: Move Workspace (Maustaste 3?)</text:p>
      <text:p text:style-name="P1">o Tool: Grid-Gewicht setzen</text:p>
      <text:p text:style-name="P1">o Tool: Grid-Gewicht / Grid-Farbe Weichzeichnen</text:p>
      <text:p text:style-name="P1">o Tool: Partikel einfärben</text:p>
      <text:p text:style-name="P1">o Tool: Partikelgewicht setzen</text:p>
      <text:p text:style-name="P1">o Grid und Partikel als Datei speichern / laden</text:p>
      <text:p text:style-name="P1">o Bild rendern und speichern</text:p>
      <text:p text:style-name="P1">o Wrap Tool wie bei ArtGem (ändert nur Display?)</text:p>
      <text:p text:style-name="P1">o Option Wrap an Kanten an/aus</text:p>
      <text:p text:style-name="P1">o Tool: Grid einfärben (?)</text:p>
      <text:p text:style-name="P1">o Tool oder Option: Gesamtes Grid kippen</text:p>
      <text:p text:style-name="P1">o Pinsel: rund (erstmal), Größe, „Weichheit“ änderbar</text:p>
      <text:p text:style-name="P1">o evtl: Ebenen – dh. Grid + Partikel duplizieren und übereinanderrendern (zuerst 1 layer)</text:p>
      <text:p text:style-name="P1">o Form der Partikel änderbar? (Rund -&gt; „smoothness“)</text:p>
      <text:h text:style-name="Heading_20_1" text:outline-level="1">Interner Aufbau</text:h>
      <text:p text:style-name="P1">o Sortierung der Partikel in das Grid:</text:p>
      <text:list text:style-name="L1">
        <text:list-header>
          <text:p text:style-name="P46">o verkettete Liste</text:p>
          <text:p text:style-name="P46">o Oder: Array von Indizes so groß wie Anzahl Partikel; Für jeden Quadranten Index + Anzahl der beinhalteten Partikel; Arraysortierung mit qsort</text:p>
          <text:p text:style-name="P33">o „Snapshots“ aufzeichnen von allen Partikeln+Gridstatus wie eine Art Video?</text:p>
        </text:list-header>
      </text:list>
      <text:h text:style-name="Heading_20_1" text:outline-level="1">Physik</text:h>
      <text:list text:style-name="L2">
        <text:list-header>
          <text:p text:style-name="P5">o Sollte so flexibel sein, dass man evtl. feste Framerate einbauen kann</text:p>
          <text:p text:style-name="P5">o Gravitation zieht Partikel nach unten</text:p>
          <text:p text:style-name="P5">o Geschwindigkeit des Partikels wird je nach Neigung der Ebene beeinflusst</text:p>
          <text:p text:style-name="P5">o „Pause“ Funktion (Hotkey)</text:p>
        </text:list-header>
      </text:list>
      <text:p text:style-name="Standard"/>
      <text:list text:style-name="L2">
        <text:list-header>
          <text:p text:style-name="P5">o Reibung/Gewicht?</text:p>
          <text:p text:style-name="P5">o Geschwindigkeit änderbar (Zeit-Faktor)</text:p>
        </text:list-header>
      </text:list>
      <text:h text:style-name="P3" text:outline-level="1"/>
      <text:h text:style-name="P4" text:outline-level="1" text:is-list-header="true">Partikel</text:h>
      <text:list text:style-name="L3">
        <text:list-header>
          <text:p text:style-name="P11">o Position</text:p>
          <text:p text:style-name="P11">o Geschwindigkeit</text:p>
        </text:list-header>
      </text:list>
      <text:h text:style-name="Heading_20_1" text:outline-level="1">Partikel-Container</text:h>
      <text:list text:style-name="L3">
        <text:list-header>
          <text:p text:style-name="P11">o Liste der Partikel</text:p>
          <text:p text:style-name="P11">o Physics Tick Funktion</text:p>
          <text:p text:style-name="P11">o Funktionen zum Hinzufügen, Löschen...</text:p>
        </text:list-header>
      </text:list>
      <text:h text:style-name="Heading_20_1" text:outline-level="1">Grid</text:h>
      <text:list text:style-name="L3">
        <text:list-header>
          <text:p text:style-name="P11">o width, height</text:p>
          <text:p text:style-name="P11">o Gridpunkte:</text:p>
          <text:list>
            <text:list-header>
              <text:p text:style-name="P11">o Höhe</text:p>
              <text:p text:style-name="P11">o ? Farbe RGBA</text:p>
              <text:p text:style-name="P11">o ? speedmod x, y</text:p>
            </text:list-header>
          </text:list>
        </text:list-header>
      </text:list>
      <text:h text:style-name="P3" text:outline-level="1">Layer</text:h>
      <text:p text:style-name="P1">o Renderfunktion für beliebige Ausschnitte s. Bild</text:p>
      <text:p text:style-name="P1">( o intern 2 Grids; eins bemalbar, eins von Partikeln beeinflusst; </text:p>
      <text:list text:style-name="L4">
        <text:list-header>
          <text:p text:style-name="P48">o beide zusammen ergeben temp. rendering grid</text:p>
          <text:p text:style-name="P48">o merging zu rendering grid „additiv“ oder „multiplikativ“?</text:p>
          <text:p text:style-name="P48">o Grad der gegenseitigen Beeinflussung einstellbar? )</text:p>
        </text:list-header>
      </text:list>
      <text:p text:style-name="P1">o Layeroptionen</text:p>
      <text:list text:style-name="L3">
        <text:list-item>
          <text:list>
            <text:list-header>
              <text:p text:style-name="P11">o Partikelfarbe RGBA</text:p>
              <text:p text:style-name="P11">o Partikelgewicht ja/nein wo unterbringen?</text:p>
              <text:p text:style-name="P36">o Partikeltextur</text:p>
              <text:p text:style-name="P36">o Partikelgröße</text:p>
              <text:p text:style-name="P36">o Partikelbewegungs-Zufälligkeit</text:p>
              <text:p text:style-name="P36">o -Trägheit</text:p>
            </text:list-header>
          </text:list>
        </text:list-item>
      </text:list>
      <text:h text:style-name="Heading_20_1" text:outline-level="1">Bild</text:h>
      <text:list text:style-name="L5">
        <text:list-header>
          <text:p text:style-name="P40">o Grid Breite/Höhe</text:p>
          <text:p text:style-name="P40">o Default Pixel Res.</text:p>
          <text:p text:style-name="P40">o Layers</text:p>
          <text:p text:style-name="P40">o Renderfunktion für beliebige Ausschnitte</text:p>
          <text:list>
            <text:list-header>
              <text:p text:style-name="P40">image::render(img_x, img_y, img_w, img_h)</text:p>
              <text:p text:style-name="P40">-&gt; skalierung + positionierung auf bildschirm wird mit GL matrizen umgesetzt</text:p>
            </text:list-header>
          </text:list>
        </text:list-header>
      </text:list>
      <text:h text:style-name="Heading_20_1" text:outline-level="1">Editor</text:h>
      <text:list text:style-name="L6">
        <text:list-header>
          <text:p text:style-name="P23">o Keyboard- und Maus-Handling</text:p>
          <text:p text:style-name="P23">o basisklasse für input event handler (+ register methoden?)</text:p>
        </text:list-header>
      </text:list>
      <text:h text:style-name="Heading_20_1" text:outline-level="1">Editor Tool</text:h>
      <text:list text:style-name="L6">
        <text:list-header>
          <text:p text:style-name="P23">o Basisklasse mit Funktionen für Input Events + „Tick“ (Rendering von Overlays, Cursor u. ä.)</text:p>
        </text:list-header>
      </text:list>
      <text:h text:style-name="Heading_20_1" text:outline-level="1">Workspace</text:h>
      <text:list text:style-name="L6">
        <text:list-header>
          <text:p text:style-name="P23">o Enthält Editor, Bild und dessen Zoomfaktor und Anzeige-Position</text:p>
          <text:p text:style-name="P23">o Gibt Input Events an Editor weiter (bzw. erstmal gehen sie an den editor direkt, dann über WS falls ichs brauche)</text:p>
        </text:list-header>
      </text:list>
      <text:h text:style-name="Heading_20_1" text:outline-level="1">Texture</text:h>
      <text:list text:style-name="L6">
        <text:list-header>
          <text:p text:style-name="P23">o Konstruktor/Destruktor für Ressourcenverwaltung, Utility-Funktionen bind()</text:p>
          <text:p text:style-name="P23">o rebuild-code: z. b. pixel beim setzen speichern, bei screen mode änderung neu hochladen (eigentlich nur für windows notwendig)</text:p>
        </text:list-header>
      </text:list>
      <text:h text:style-name="Heading_20_1" text:outline-level="1" text:is-list-header="true"><text:soft-page-break/>Brush </text:h>
      <text:list text:style-name="L7">
        <text:list-header>
          <text:p text:style-name="P30">Zum Zeichnen auf Grid</text:p>
          <text:p text:style-name="P30">o Array mit Pixeldaten (0.0-1.0 float)</text:p>
          <text:p text:style-name="P30">o Funktionen zum Pixeldaten erstellen (blob)</text:p>
        </text:list-header>
      </text:list>
      <text:p text:style-name="Text_20_body"/>
      <text:p text:style-name="Standard"/>
      <text:h text:style-name="P4" text:outline-level="1" text:is-list-header="true">Objektverlinkung</text:h>
      <text:p text:style-name="Standard">-&gt;<text:tab/>linkt auf (abwärts)</text:p>
      <text:p text:style-name="Standard">x-&gt; <text:tab/>'besitzt'</text:p>
      <text:p text:style-name="Standard">-&gt;<text:tab/>linkt auf (aufwärts)</text:p>
      <text:p text:style-name="Standard"/>
      <text:p text:style-name="Standard">t_pgrid („app“)</text:p>
      <text:p text:style-name="Standard"><text:tab/>x-&gt; t_editor</text:p>
      <text:p text:style-name="Standard"><text:tab/>x-&gt; t_workspace[] (geladene bilder)</text:p>
      <text:p text:style-name="Standard"/>
      <text:p text:style-name="Standard">t_workspace</text:p>
      <text:p text:style-name="Standard"><text:tab/>&lt;- t_pgrid</text:p>
      <text:p text:style-name="Standard"><text:tab/>x-&gt; t_image</text:p>
      <text:p text:style-name="Standard"/>
      <text:p text:style-name="Standard">t_editor</text:p>
      <text:p text:style-name="Standard"><text:tab/>&lt;- t_pgrid</text:p>
      <text:p text:style-name="Standard"><text:tab/>x-&gt; t_brush</text:p>
      <text:p text:style-name="Standard"/>
      <text:p text:style-name="Standard">t_editortool</text:p>
      <text:p text:style-name="Standard"><text:tab/>&lt;- t_editor</text:p>
      <text:p text:style-name="Standard"/>
      <text:p text:style-name="Standard">t_image</text:p>
      <text:p text:style-name="Standard"><text:tab/>&lt;- t_workspace</text:p>
      <text:p text:style-name="Standard"><text:tab/>x-&gt; t_layer[]</text:p>
      <text:p text:style-name="Standard"/>
      <text:p text:style-name="Standard">t_layer</text:p>
      <text:p text:style-name="Standard"><text:tab/>&lt;- t_image</text:p>
      <text:p text:style-name="Standard"><text:tab/>x-&gt; t_grid</text:p>
      <text:p text:style-name="Standard"><text:tab/>x-&gt; t_particles</text:p>
      <text:p text:style-name="Standard"/>
      <text:p text:style-name="Standard">t_grid</text:p>
      <text:p text:style-name="Standard"/>
      <text:p text:style-name="Standard">t_particle</text:p>
      <text:p text:style-name="Standard"/>
      <text:p text:style-name="Standard">t_particles</text:p>
      <text:p text:style-name="Standard"><text:tab/>&lt;- t_grid</text:p>
      <text:p text:style-name="Standard"><text:tab/>&lt;- t_editor</text:p>
      <text:p text:style-name="Standard"/>
      <text:p text:style-name="Standard">t_brush</text:p>
      <text:p text:style-name="Standard"/>
      <text:h text:style-name="P4" text:outline-level="1">UI Infos</text:h>
      <text:p text:style-name="Standard"/>
      <text:p text:style-name="Standard">Workspace Maus:</text:p>
      <text:p text:style-name="Standard"><text:tab/>o Mittleres Button: Ziehen verschiebt Bild, Klick fokussiert</text:p>
      <text:p text:style-name="Standard"><text:tab/>o Mausrad zoomt, Shift+Mausrad zoomt mit Zentrierung</text:p>
      <text:p text:style-name="Standard"/>
      <text:p text:style-name="Standard">Workspace Keyboard:</text:p>
      <text:p text:style-name="Standard"><text:tab/>o +/-<text:tab/><text:tab/><text:tab/><text:tab/>Zoom</text:p>
      <text:p text:style-name="Standard"><text:tab/>o C<text:tab/><text:tab/><text:tab/><text:tab/>Bild Zentrieren</text:p>
      <text:p text:style-name="Standard"><text:tab/>o Cursor (+shift, ctrl, alt)<text:tab/>Bild verschieben</text:p>
      <text:p text:style-name="Standard"><text:tab/>o O<text:tab/><text:tab/><text:tab/><text:tab/>Ortho Mode an/aus</text:p>
      <text:p text:style-name="Standard"><text:tab/>o G<text:tab/><text:tab/><text:tab/><text:tab/>Grid Display an/aus</text:p>
      <text:p text:style-name="Standard"><text:tab/>o Einfügen<text:tab/><text:tab/><text:tab/>Neuer Layer</text:p>
      <text:p text:style-name="Standard"><text:tab/>o Delete<text:tab/><text:tab/><text:tab/>Layer Löschen</text:p>
      <text:p text:style-name="Standard"><text:tab/>o Bild-Hoch<text:tab/><text:tab/><text:tab/>Einen Layer nach oben</text:p>
      <text:p text:style-name="Standard"><text:tab/>o Bild-Ab<text:tab/><text:tab/><text:tab/>Einen Layer nach unten</text:p>
      <text:p text:style-name="Standard"/>
      <text:p text:style-name="Standard">Editor Keys:</text:p>
      <text:p text:style-name="Standard"><text:tab/>o W<text:tab/><text:tab/><text:tab/><text:tab/>Wrap Mode an/aus</text:p>
      <text:p text:style-name="Standard"><text:tab/>o , . (Komma, Punkt)<text:tab/>Pinsel größer/klei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" svg:font-family="Time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" fo:font-size="12pt" fo:language="de" fo:country="DE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Verdana" fo:font-size="10.5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0.5pt" style:font-size-asian="10.5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Verdana1" fo:font-size="13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0%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0%" fo:font-weight="normal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0.06mm" fo:page-height="296.93mm" style:num-format="1" style:print-orientation="portrait" fo:margin-top="5.08mm" fo:margin-bottom="5.08mm" fo:margin-left="5.08mm" fo:margin-right="10.16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layout-grid-square-mode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0-20T15:12:23</meta:creation-date>
    <dc:date>2008-10-18T13:02:17</dc:date>
    <meta:print-date>2007-11-09T12:24:44</meta:print-date>
    <meta:editing-cycles>77</meta:editing-cycles>
    <meta:editing-duration>P2DT0H29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37" meta:word-count="651" meta:character-count="4105"/>
  </office:meta>
</office:document-meta>
</file>